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10d4e2" officeooo:paragraph-rsid="0033dc90" style:font-size-asian="14pt" style:font-size-complex="14pt"/>
    </style:style>
    <style:style style:name="P3" style:family="paragraph" style:parent-style-name="Standard">
      <style:paragraph-properties fo:text-align="end" style:justify-single-word="false"/>
      <style:text-properties style:font-name="Times New Roman" fo:font-size="14pt" officeooo:rsid="0010d4e2" officeooo:paragraph-rsid="0010d4e2"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5"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6" style:family="paragraph" style:parent-style-name="Standard">
      <style:paragraph-properties fo:text-align="end" style:justify-single-word="false"/>
      <style:text-properties style:font-name="Times New Roman" fo:font-size="14pt" officeooo:rsid="001403b4" officeooo:paragraph-rsid="001403b4" style:font-size-asian="14pt" style:font-size-complex="14pt"/>
    </style:style>
    <style:style style:name="P7"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8"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9" style:family="paragraph" style:parent-style-name="Standard">
      <style:paragraph-properties fo:text-align="justify" style:justify-single-word="false"/>
      <style:text-properties style:font-name="Times New Roman" fo:font-size="14pt" officeooo:rsid="002233c6" officeooo:paragraph-rsid="002233c6" style:font-size-asian="14pt" style:font-size-complex="14pt"/>
    </style:style>
    <style:style style:name="P10" style:family="paragraph" style:parent-style-name="Standard">
      <style:paragraph-properties fo:text-align="end" style:justify-single-word="false"/>
      <style:text-properties style:font-name="Times New Roman" fo:font-size="14pt" officeooo:rsid="0033dc90" officeooo:paragraph-rsid="0033dc90" style:font-size-asian="14pt" style:font-size-complex="14pt"/>
    </style:style>
    <style:style style:name="P11" style:family="paragraph" style:parent-style-name="Standard">
      <style:paragraph-properties fo:text-align="justify" style:justify-single-word="false"/>
      <style:text-properties style:font-name="Times New Roman" fo:font-size="14pt" officeooo:rsid="0033dc90" officeooo:paragraph-rsid="0033dc90" style:font-size-asian="14pt" style:font-size-complex="14pt"/>
    </style:style>
    <style:style style:name="P12" style:family="paragraph" style:parent-style-name="Standard">
      <style:paragraph-properties fo:text-align="center" style:justify-single-word="false"/>
      <style:text-properties style:font-name="Times New Roman" fo:font-size="14pt" officeooo:rsid="0033dc90" officeooo:paragraph-rsid="0033dc90" style:font-size-asian="14pt" style:font-size-complex="14pt"/>
    </style:style>
    <style:style style:name="P13" style:family="paragraph" style:parent-style-name="Standard">
      <style:paragraph-properties fo:text-align="center" style:justify-single-word="false"/>
      <style:text-properties style:font-name="Times New Roman" fo:font-size="12pt" officeooo:rsid="001592d4" officeooo:paragraph-rsid="001592d4" style:font-size-asian="10.5pt" style:font-size-complex="12pt"/>
    </style:style>
    <style:style style:name="P14" style:family="paragraph" style:parent-style-name="Standard">
      <style:paragraph-properties fo:text-align="justify" style:justify-single-word="false"/>
      <style:text-properties style:font-name="Times New Roman" fo:font-size="12pt" officeooo:rsid="001aca93" officeooo:paragraph-rsid="001f14e1" style:font-size-asian="10.5pt" style:font-size-complex="12pt"/>
    </style:style>
    <style:style style:name="P15" style:family="paragraph" style:parent-style-name="Standard">
      <style:paragraph-properties fo:text-align="justify" style:justify-single-word="false"/>
      <style:text-properties style:font-name="Times New Roman" fo:font-size="12pt" officeooo:rsid="0018fb1a" officeooo:paragraph-rsid="0010d4e2" style:font-size-asian="10.5pt" style:font-size-complex="12pt"/>
    </style:style>
    <style:style style:name="P16" style:family="paragraph" style:parent-style-name="Standard">
      <style:paragraph-properties fo:text-align="center" style:justify-single-word="false"/>
      <style:text-properties style:font-name="Times New Roman" fo:font-size="12pt" officeooo:rsid="00124c2c" officeooo:paragraph-rsid="0010d4e2" style:font-size-asian="10.5pt" style:font-size-complex="12pt"/>
    </style:style>
    <style:style style:name="P17" style:family="paragraph" style:parent-style-name="Standard">
      <style:paragraph-properties fo:text-align="justify" style:justify-single-word="false"/>
      <style:text-properties style:font-name="Times New Roman" fo:font-size="12pt" officeooo:rsid="001f14e1" officeooo:paragraph-rsid="001f14e1"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2233c6" officeooo:paragraph-rsid="002233c6" style:font-size-asian="12pt" style:font-size-complex="12pt"/>
    </style:style>
    <style:style style:name="P19" style:family="paragraph" style:parent-style-name="Standard">
      <style:paragraph-properties fo:text-align="justify" style:justify-single-word="false"/>
      <style:text-properties style:font-name="Times New Roman" officeooo:rsid="001aca93" officeooo:paragraph-rsid="001f14e1"/>
    </style:style>
    <style:style style:name="P20"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P21" style:family="paragraph" style:parent-style-name="Standard">
      <style:paragraph-properties fo:text-align="center" style:justify-single-word="false" fo:break-before="page"/>
      <style:text-properties style:font-name="Times New Roman" fo:font-size="14pt" officeooo:rsid="001403b4" officeooo:paragraph-rsid="001403b4" style:font-size-asian="14pt" style:font-size-complex="14pt"/>
    </style:style>
    <style:style style:name="P22"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23" style:family="paragraph" style:parent-style-name="Standard">
      <style:paragraph-properties fo:text-align="center" style:justify-single-word="false"/>
      <style:text-properties style:font-name="Times New Roman" fo:font-size="14pt" officeooo:rsid="001592d4" officeooo:paragraph-rsid="001403b4"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officeooo:rsid="001592d4" officeooo:paragraph-rsid="001592d4"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officeooo:rsid="0010d4e2" officeooo:paragraph-rsid="0010d4e2" style:font-size-asian="14pt" style:font-size-complex="14pt"/>
    </style:style>
    <style:style style:name="P26"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officeooo:rsid="003c2135" officeooo:paragraph-rsid="003c2135"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officeooo:rsid="003ccf2d" officeooo:paragraph-rsid="003ccf2d" style:font-size-asian="14pt" style:font-size-complex="14pt"/>
    </style:style>
    <style:style style:name="P29" style:family="paragraph" style:parent-style-name="Standard" style:list-style-name="L1">
      <style:paragraph-properties fo:line-height="150%" fo:text-align="justify" style:justify-single-word="false"/>
      <style:text-properties style:font-name="Times New Roman" officeooo:rsid="001aca93" officeooo:paragraph-rsid="001aca93"/>
    </style:style>
    <style:style style:name="P30" style:family="paragraph" style:parent-style-name="Standard" style:list-style-name="L2">
      <style:paragraph-properties fo:text-align="justify" style:justify-single-word="false"/>
      <style:text-properties style:font-name="Times New Roman" officeooo:rsid="001b48af" officeooo:paragraph-rsid="001f14e1"/>
    </style:style>
    <style:style style:name="P31" style:family="paragraph" style:parent-style-name="Standard" style:list-style-name="L2">
      <style:paragraph-properties fo:text-align="justify" style:justify-single-word="false"/>
      <style:text-properties style:font-name="Times New Roman" officeooo:rsid="002ba53a" officeooo:paragraph-rsid="002ba53a"/>
    </style:style>
    <style:style style:name="P32" style:family="paragraph" style:parent-style-name="Standard" style:list-style-name="L2">
      <style:paragraph-properties fo:text-align="justify" style:justify-single-word="false"/>
      <style:text-properties style:font-name="Times New Roman" officeooo:rsid="001d8957" officeooo:paragraph-rsid="001f14e1"/>
    </style:style>
    <style:style style:name="P33" style:family="paragraph" style:parent-style-name="Standard">
      <style:paragraph-properties fo:line-height="150%" fo:text-align="justify" style:justify-single-word="false"/>
      <style:text-properties style:font-name="Times New Roman" fo:font-size="12pt" officeooo:rsid="001592d4" officeooo:paragraph-rsid="001592d4" style:font-size-asian="10.5pt" style:font-size-complex="12pt"/>
    </style:style>
    <style:style style:name="P34" style:family="paragraph" style:parent-style-name="Standard">
      <style:paragraph-properties fo:line-height="150%" fo:text-align="justify" style:justify-single-word="false"/>
      <style:text-properties style:font-name="Times New Roman" fo:font-size="12pt" officeooo:rsid="001aca93" officeooo:paragraph-rsid="001aca93" style:font-size-asian="10.5pt" style:font-size-complex="12pt"/>
    </style:style>
    <style:style style:name="P35" style:family="paragraph" style:parent-style-name="Standard">
      <style:paragraph-properties fo:line-height="150%" fo:text-align="justify" style:justify-single-word="false"/>
      <style:text-properties style:font-name="Times New Roman" fo:font-size="12pt" officeooo:rsid="001aca93" officeooo:paragraph-rsid="00307b2f" style:font-size-asian="10.5pt" style:font-size-complex="12pt"/>
    </style:style>
    <style:style style:name="P36" style:family="paragraph" style:parent-style-name="Standard">
      <style:paragraph-properties fo:line-height="150%" fo:text-align="justify" style:justify-single-word="false"/>
      <style:text-properties style:font-name="Times New Roman" officeooo:paragraph-rsid="001aca93"/>
    </style:style>
    <style:style style:name="T1" style:family="text">
      <style:text-properties officeooo:rsid="00129a66"/>
    </style:style>
    <style:style style:name="T2" style:family="text">
      <style:text-properties fo:font-size="12pt" style:font-size-asian="10.5pt" style:font-size-complex="12pt"/>
    </style:style>
    <style:style style:name="T3" style:family="text">
      <style:text-properties fo:font-size="12pt" officeooo:rsid="0017413e" style:font-size-asian="10.5pt" style:font-size-complex="12pt"/>
    </style:style>
    <style:style style:name="T4" style:family="text">
      <style:text-properties fo:font-size="12pt" officeooo:rsid="0018fb1a" style:font-size-asian="10.5pt" style:font-size-complex="12pt"/>
    </style:style>
    <style:style style:name="T5" style:family="text">
      <style:text-properties fo:font-size="12pt" officeooo:rsid="002233c6" style:font-size-asian="10.5pt" style:font-size-complex="12pt"/>
    </style:style>
    <style:style style:name="T6" style:family="text">
      <style:text-properties fo:font-size="12pt" officeooo:rsid="002ccc73" style:font-size-asian="10.5pt" style:font-size-complex="12pt"/>
    </style:style>
    <style:style style:name="T7" style:family="text">
      <style:text-properties fo:font-size="12pt" officeooo:rsid="002d5aa3" style:font-size-asian="10.5pt" style:font-size-complex="12pt"/>
    </style:style>
    <style:style style:name="T8" style:family="text">
      <style:text-properties fo:font-size="12pt" officeooo:rsid="002e69ca" style:font-size-asian="10.5pt" style:font-size-complex="12pt"/>
    </style:style>
    <style:style style:name="T9" style:family="text">
      <style:text-properties fo:font-size="12pt" officeooo:rsid="003ccf2d" style:font-size-asian="10.5pt" style:font-size-complex="12pt"/>
    </style:style>
    <style:style style:name="T10" style:family="text">
      <style:text-properties fo:font-size="12pt" officeooo:rsid="003eb758" style:font-size-asian="10.5pt" style:font-size-complex="12pt"/>
    </style:style>
    <style:style style:name="T11" style:family="text">
      <style:text-properties fo:font-size="12pt" officeooo:rsid="003f0e8e" style:font-size-asian="10.5pt" style:font-size-complex="12pt"/>
    </style:style>
    <style:style style:name="T12" style:family="text">
      <style:text-properties fo:font-size="12pt" officeooo:rsid="00404e66" style:font-size-asian="10.5pt" style:font-size-complex="12pt"/>
    </style:style>
    <style:style style:name="T13" style:family="text">
      <style:text-properties fo:font-size="12pt" officeooo:rsid="001592d4" style:font-size-asian="12pt" style:font-size-complex="12pt"/>
    </style:style>
    <style:style style:name="T14" style:family="text">
      <style:text-properties fo:font-size="12pt" officeooo:rsid="0018fb1a" style:font-size-asian="12pt" style:font-size-complex="12pt"/>
    </style:style>
    <style:style style:name="T15" style:family="text">
      <style:text-properties fo:font-size="12pt" officeooo:rsid="0029927e" style:font-size-asian="12pt" style:font-size-complex="12pt"/>
    </style:style>
    <style:style style:name="T16" style:family="text">
      <style:text-properties fo:font-size="12pt" officeooo:rsid="0033dc90" style:font-size-asian="12pt" style:font-size-complex="12pt"/>
    </style:style>
    <style:style style:name="T17" style:family="text">
      <style:text-properties officeooo:rsid="001403b4"/>
    </style:style>
    <style:style style:name="T18" style:family="text">
      <style:text-properties officeooo:rsid="0017413e"/>
    </style:style>
    <style:style style:name="T19" style:family="text">
      <style:text-properties fo:font-style="italic" officeooo:rsid="0017413e" style:font-style-asian="italic" style:font-style-complex="italic"/>
    </style:style>
    <style:style style:name="T20" style:family="text">
      <style:text-properties officeooo:rsid="001c07f4"/>
    </style:style>
    <style:style style:name="T21" style:family="text">
      <style:text-properties officeooo:rsid="0023d925"/>
    </style:style>
    <style:style style:name="T22" style:family="text">
      <style:text-properties style:text-position="sub 58%" fo:font-size="12pt" officeooo:rsid="0023d925" style:font-size-asian="10.5pt" style:font-size-complex="12pt"/>
    </style:style>
    <style:style style:name="T23" style:family="text">
      <style:text-properties style:text-position="sub 58%" officeooo:rsid="0023d925"/>
    </style:style>
    <style:style style:name="T24" style:family="text">
      <style:text-properties officeooo:rsid="002ffda9"/>
    </style:style>
    <style:style style:name="T25" style:family="text">
      <style:text-properties officeooo:rsid="00322d4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1.4374in" svg:height="0.7917in" draw:z-index="0"><draw:image/></draw:frame>Instituto Tecnológico de Aeronáutica</text:p>
      <text:p text:style-name="P4">Curso de Engenharia da Computação</text:p>
      <text:p text:style-name="P4">Disciplina de CTC-21</text:p>
      <text:p text:style-name="P1"/>
      <text:p text:style-name="P1"/>
      <text:p text:style-name="P1"/>
      <text:p text:style-name="P1"/>
      <text:p text:style-name="P1"/>
      <text:p text:style-name="P1"/>
      <text:p text:style-name="P1"/>
      <text:p text:style-name="P1"/>
      <text:p text:style-name="P1"/>
      <text:p text:style-name="P1"/>
      <text:p text:style-name="P4">Sistema criptográfico em RSA</text:p>
      <text:p text:style-name="P1"/>
      <text:p text:style-name="P1"/>
      <text:p text:style-name="P3"/>
      <text:p text:style-name="P3"/>
      <text:p text:style-name="P3"/>
      <text:p text:style-name="P10">Daniel Prince Carneiro</text:p>
      <text:p text:style-name="P3">Dylan N. Sugimoto</text:p>
      <text:p text:style-name="P6">Gabriel Adriano de Melo</text:p>
      <text:p text:style-name="P6">Laurival Siqueira Calçada Neto</text:p>
      <text:p text:style-name="P6">Thiago Filipe de Medeiros</text:p>
      <text:p text:style-name="P3"/>
      <text:p text:style-name="P3"/>
      <text:p text:style-name="P6">Docente: Professor Carlos Ribeiro</text:p>
      <text:p text:style-name="P3"/>
      <text:p text:style-name="P1"/>
      <text:p text:style-name="P1"/>
      <text:p text:style-name="P1"/>
      <text:p text:style-name="P1"/>
      <text:p text:style-name="P1"/>
      <text:p text:style-name="P1"/>
      <text:p text:style-name="P1"/>
      <text:p text:style-name="P1"/>
      <text:p text:style-name="P1"/>
      <text:p text:style-name="P1"/>
      <text:p text:style-name="P1">São José dos Campos</text:p>
      <text:p text:style-name="P1"><text:span text:style-name="T1">11</text:span>/0<text:span text:style-name="T17">7</text:span>/201<text:span text:style-name="T1">7</text:span></text:p>
      <text:p text:style-name="P1"/>
      <text:p text:style-name="P21">Designação de responsabilidades</text:p>
      <text:p text:style-name="P4"/>
      <text:p text:style-name="P11">Daniel:</text:p>
      <text:p text:style-name="P11"/>
      <text:p text:style-name="P11"/>
      <text:p text:style-name="P7"/>
      <text:p text:style-name="P7">Dylan: <text:span text:style-name="T6">Pesquisa e compreensão do método RSA. Pesquisa e compreensão da correlação entre o método RSA e a matemática discreta. </text:span><text:span text:style-name="T13">Redação da motivação e da metologia do relatório que propôs o tema desse projeto. </text:span><text:span text:style-name="T16">Redação do esqueleto do relatório. </text:span><text:span text:style-name="T14">Redação da capa, motivação, </text:span><text:span text:style-name="T15">metologia </text:span><text:span text:style-name="T16">e recursos utilizados</text:span><text:span text:style-name="T15">.</text:span></text:p>
      <text:p text:style-name="P7"/>
      <text:p text:style-name="P7"/>
      <text:p text:style-name="P7">Gabriel: </text:p>
      <text:p text:style-name="P7"/>
      <text:p text:style-name="P7"/>
      <text:p text:style-name="P7"/>
      <text:p text:style-name="P7"/>
      <text:p text:style-name="P7">Laurival:</text:p>
      <text:p text:style-name="P7"/>
      <text:p text:style-name="P7"/>
      <text:p text:style-name="P7"/>
      <text:p text:style-name="P7"/>
      <text:p text:style-name="P7"/>
      <text:p text:style-name="P7">Thiago:</text:p>
      <text:p text:style-name="P7"/>
      <text:p text:style-name="P4"/>
      <text:p text:style-name="P4"/>
      <text:p text:style-name="P1">__________________________</text:p>
      <text:p text:style-name="P12">Daniel Prince Carneiro</text:p>
      <text:p text:style-name="P1"/>
      <text:p text:style-name="P1"/>
      <text:p text:style-name="P2">___________________________</text:p>
      <text:p text:style-name="P5">Dylan Nakandakari Sugimoto</text:p>
      <text:p text:style-name="P2"/>
      <text:p text:style-name="P2"/>
      <text:p text:style-name="P2"><text:s/>___________________________</text:p>
      <text:p text:style-name="P5">Laurival Siqueira Calçada Neto</text:p>
      <text:p text:style-name="P5"/>
      <text:p text:style-name="P5"/>
      <text:p text:style-name="P2">____________________________</text:p>
      <text:p text:style-name="P5"><text:s/>Gabriel Adriano de Melo</text:p>
      <text:p text:style-name="P1"/>
      <text:p text:style-name="P1"/>
      <text:p text:style-name="P1">____________________________</text:p>
      <text:p text:style-name="P23">Thiago Filipe de Medeiros</text:p>
      <text:p text:style-name="P20">Motivação</text:p>
      <text:p text:style-name="P13"/>
      <text:p text:style-name="P33"><text:tab/>Nesta Era da Informação, a humanidade está cada vez mais dependente da internet, pois a facilidade que essa tecnologia trouxe para o compartilhamento de informação mudou a forma como os indivíduos se relacionam consigo mesmo e com os outros ao seu redor. <text:span text:style-name="T18">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19">hackers</text:span><text:span text:style-name="T18">” sequestraram informações de computadores de empresas e pediram um valor de resgate dessas informações para essas empresas. </text:span></text:p>
      <text:p text:style-name="P25"><text:tab/><text:span text:style-name="T3">Assim, nesse contexto da segurança da informação, destaca-se a criptografia RSA por possibilitar a comunicação segura de informações e, pelo menos até agora, ter resistido a todas as tentativas de quebra. </text:span><text:span text:style-name="T4">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text:span><text:span text:style-name="T5">De forma mais específica, foi utilizado conceitos da aritmética módulo n para aplicação do método RSA</text:span><text:span text:style-name="T22">[1][3]</text:span><text:span text:style-name="T5">,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22">[4][5]</text:span></text:p>
      <text:p text:style-name="P15"/>
      <text:p text:style-name="P15"/>
      <text:p text:style-name="P26"/>
      <text:p text:style-name="P20">Metologia</text:p>
      <text:p text:style-name="P8"/>
      <text:p text:style-name="P36"><text:tab/>Este projeto foi executado em três etapas:</text:p>
      <text:p text:style-name="P36"/>
      <text:list xml:id="list433178776363332475" text:style-name="L1">
        <text:list-item>
          <text:p text:style-name="P29">Busca por informações no sentido de compreender o funcionamento do algoritmo do método de criptografia RSA e a sua correlação com a disciplina de CTC-21.</text:p>
        </text:list-item>
        <text:list-item>
          <text:p text:style-name="P29">Implementação do método em código utilizando as linguagens recomendadas, em especial, a linguagem python. E documentação do código.</text:p>
        </text:list-item>
        <text:list-item>
          <text:p text:style-name="P29">Análise do código e redação do relatório.</text:p>
        </text:list-item>
      </text:list>
      <text:p text:style-name="P34"/>
      <text:p text:style-name="P34"><text:tab/><text:span text:style-name="T21">Na primeira etapa, percebeu-se que há uma grande quantidade de materiais sobre a metologia RSA, e de diferentes formatos, ou seja, há diferentes fontes sobre essa metologia disponíveis na internet que variam desde web enciclopédias e outros sites da área de criptografia e matemática discreta até monografias e artigos científicos, e videoaulas sobre a met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mento, e que tal método fundamenta-se na matemática módulo n.</text:span><text:span text:style-name="T23">[1][3]</text:span><text:span text:style-name="T21">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23">[4][5]</text:span><text:span text:style-name="T21"> </text:span></text:p>
      <text:p text:style-name="P35"><text:tab/><text:span text:style-name="T24">De forma resumida, o método RSA é composto por geração das chaves, encriptação da mensagem e decriptamento da mensagem. Na geração das chaves, primeiramente escolhe-se dois números primos e realiza-se o produto deles, obtendo-se o primeiro número da chave pública e da chave privada. O segundo número da chave pública é escolhido de forma que seja primo com a função toliente do primeiro número, e seja menor que a função toliente do primeiro número. O segundo número da chave privada é tal que o produto entre o segundo número das duas chaves deixa resto unitário na divisão pela função tol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o decriptament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span></text:p>
      <text:p text:style-name="P24"><text:soft-page-break/><text:tab/><text:span text:style-name="T6">Na segunda etapa, implementou-se o método RSA em linguagem Python </text:span><text:span text:style-name="T7">começando pela geração das chaves, depois, a encriptação de texto, e finalmente, o decriptamento, sendo que a documentação do código foi feita à medida que parte era completada. Após o término de cada parte do código (geração, encriptação e decriptament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24"><text:tab/><text:span text:style-name="T8">Na terceira etapa, foi feito uma análise do código, e melhorias foram sugestionadas e implementadas. E o projeto foi documentado na forma do presente relatório.</text:span></text:p>
      <text:p text:style-name="P24"/>
      <text:p text:style-name="P27"><text:span text:style-name="T8">I</text:span><text:span text:style-name="T2">mplementação:</text:span></text:p>
      <text:p text:style-name="P27"/>
      <text:p text:style-name="P27"><text:span text:style-name="T2"><text:tab/>Deve-se utilizar dois primos maiores com mais de 100 dígitos decimais para que o código possa funcionar, apesar de que também foi condi ficada uma função que gera primos aleatórios, mas que não é utilizada em toda a execução por ser lenta. </text:span><text:span text:style-name="T12">Gerou-se primos com o programa OpenSSL</text:span></text:p>
      <text:p text:style-name="P28"><text:span text:style-name="T2"><text:tab/>O código foi dividido em três arquivos de forma a organizá-lo melhor. No arquivo “RSA.py”, mostra-se um exemplo de criptografia e descriptografia de uma mensagem de texto presento no arquivo “mensagem.txt”. No arquivo “classes.py” utilizou-se orientação a objetos para encapsular o código que definem o mensageiro e o destinatário da mensagem. No arquivo “suporte.py” definiram-se funções matemáticas básicas e computacionais auxiliares, como o máximo divisor comum entre dois números ou ainda o inverso modular.</text:span></text:p>
      <text:p text:style-name="P27"><text:span text:style-name="T2"><text:tab/></text:span><text:span text:style-name="T10">No arquivo “RSA.py”, </text:span><text:span text:style-name="T2">as chaves públicas e privadas são geradas a partir do</text:span><text:span text:style-name="T9">s números primos, isto é, primeiro faz-se a multiplicação de ambos os primos para obter a chave pública e o seu expoente é obtido como o coprimo do produto dos dois primos menos um. O expoente da chave privada é obtido como o inverso modular do expoente da chave pública. </text:span><text:span text:style-name="T10">Em seguida, a mensagem é lida de um arquivo e criptografada utilizando-se a chave pública, sendo a mensagem criptografada impressa na tela. Por fim, a mensagem é descriptografada utilizando-se a chave privada, sendo então impressa na tela.</text:span></text:p>
      <text:p text:style-name="P27"><text:span text:style-name="T10"><text:tab/>É importante notar que como a criptografia ocorre em texto, é necessário que o mesmo seja convertido para uma forma numérica. Para melhorar a segurança da implementação, cada grupo de 78 caracteres são convertidos para um único número, este número pode ser aumentado caso se escolham números primos ainda maiores. É importante, contudo, que a codificação da mensagem original esteja no formato UTF-8, pois cada caractere poderá ser codificado com até 1000 códigos </text:span><text:soft-page-break/><text:span text:style-name="T10">diferentes, na implementação utilizada em python, o que cobre todos os acentos e caracteres especiais utilizados em português. Esse passo de converte o texto em número é realizado pela função “conversor” presente na classe “mensageiro”.</text:span></text:p>
      <text:p text:style-name="P27"><text:span text:style-name="T10"><text:tab/>Após ter a mensagem de texto expressa como um vetor de números, cada número é então criptografado utilizando-se a chave pública, isto é, é realizada uma exponenciação modular desse número na base da chave pública.</text:span></text:p>
      <text:p text:style-name="P27"><text:span text:style-name="T10"><text:tab/>Assim, a mensagem criptografada, que corresponde a esse vetor de números criptografados pode ser transmitida com segurança para o destinatário, que ao recebê-la, utilizará a sua chave privada para descriptografar cada número desse vetor de números. </text:span><text:span text:style-name="T11">Assim, com um vetor de números descriptografados, basta converter cada número em uma sequência de 78 caracteres, que poderá ser lido no formato UTF-8.</text:span></text:p>
      <text:p text:style-name="P27"><text:span text:style-name="T10"/></text:p>
      <text:p text:style-name="P27"/>
      <text:p text:style-name="P27"/>
      <text:p text:style-name="P8"/>
      <text:p text:style-name="P8"/>
      <text:p text:style-name="P8"/>
      <text:p text:style-name="P8"/>
      <text:p text:style-name="P20"><text:span text:style-name="T24">Recursos</text:span> e Avaliação</text:p>
      <text:p text:style-name="P8"/>
      <text:p text:style-name="P8"/>
      <text:p text:style-name="P19"/>
      <text:p text:style-name="P19"><text:tab/><text:span text:style-name="T25">Neste projeto, foi utilizado as seguintes ferramentas de pesquisa e codificação:</text:span></text:p>
      <text:p text:style-name="P19"/>
      <text:list xml:id="list5969679989182665820" text:style-name="L2">
        <text:list-item>
          <text:p text:style-name="P30">Pesquisa na internet;</text:p>
        </text:list-item>
        <text:list-item>
          <text:p text:style-name="P30">Consulta a materiais acadêmicos relacionados ao assunto (artigos científicos, monografia, livros, etc);</text:p>
        </text:list-item>
        <text:list-item>
          <text:p text:style-name="P30">Co<text:span text:style-name="T20">dificação em Python;</text:span></text:p>
        </text:list-item>
        <text:list-item>
          <text:p text:style-name="P31">Código redigido utilizando o programa “Sublime Text”.</text:p>
        </text:list-item>
        <text:list-item>
          <text:p text:style-name="P32">Redação do relatório no programa “Libre<text:span text:style-name="T25">O</text:span>ffice Writer”;</text:p>
        </text:list-item>
      </text:list>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Resultados e Análi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Conclusã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Referência Bibliográfica</text:p>
      <text:p text:style-name="P8"/>
      <text:p text:style-name="P17">[1] Disponível em: <text:a xlink:type="simple" xlink:href="http://www.ime.unicamp.br/~ftorres/ENSINO/MONOGRAFIAS/oliv_RSA.pdf" text:style-name="Internet_20_link" text:visited-style-name="Visited_20_Internet_20_Link">http://www.ime.unicamp.br/~ftorres/ENSINO/MONOGRAFIAS/oliv_RSA.pdf</text:a>, acessado em: 11 julho. 2017.</text:p>
      <text:p text:style-name="P17">[2] Disponível em: <text:a xlink:type="simple" xlink:href="https://pt.wikipedia.org/wiki/Função_totiente_de_Euler" text:style-name="Internet_20_link" text:visited-style-name="Visited_20_Internet_20_Link">https://pt.wikipedia.org/wiki/Fun%C3%A7%C3%A3o_totiente_de_Euler</text:a>, acessado em: 11 julho. 2017.</text:p>
      <text:p text:style-name="P17">[3] Disponível em: <text:a xlink:type="simple" xlink:href="https://pt.wikipedia.org/wiki/RSA" text:style-name="Internet_20_link" text:visited-style-name="Visited_20_Internet_20_Link">https://pt.wikipedia.org/wiki/RSA</text:a>, acessado em: 20 maio. 2017.</text:p>
      <text:p text:style-name="P18">[4] Disponível em: <text:a xlink:type="simple" xlink:href="http://bcc.ime.usp.br/tccs/2016/gustavozanon/monografia.pdf" text:style-name="Internet_20_link" text:visited-style-name="Visited_20_Internet_20_Link">http://bcc.ime.usp.br/tccs/2016/gustavozanon/monografia.pdf</text:a>, acessado em: 20 maio. 2017.</text:p>
      <text:p text:style-name="P18">[5] Disponível em: <text:a xlink:type="simple" xlink:href="http://www.ime.unicamp.br/~campello/geometria/maiara.pdf" text:style-name="Internet_20_link" text:visited-style-name="Visited_20_Internet_20_Link">http://www.ime.unicamp.br/~campello/geometria/maiara.pdf</text:a>, acessado em: <text:span text:style-name="T21">20 maio. 2017.</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Apêndic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11T18:23:42.237248246</dc:date>
    <meta:editing-duration>PT2H52M4S</meta:editing-duration>
    <meta:editing-cycles>20</meta:editing-cycles>
    <meta:generator>LibreOffice/4.3.3.2$Linux_X86_64 LibreOffice_project/430m0$Build-2</meta:generator>
    <dc:creator>Gabriel Melo</dc:creator>
    <meta:document-statistic meta:table-count="0" meta:image-count="1" meta:object-count="0" meta:page-count="11" meta:paragraph-count="63" meta:word-count="1486" meta:character-count="10019" meta:non-whitespace-character-count="8585"/>
  </office:meta>
</office:document-meta>
</file>